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paragraph" style:master-page-name="Standard" style:name="P1" style:parent-style-name="Standard">
      <style:paragraph-properties style:page-number="auto"/>
      <style:text-properties style:font-name="Arial" style:font-name-complex="Arial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/></text:p>
      <text:p text:style-name="P1">und</text:p>
      <text:p text:style-name="P1">Svante</text:p>
      <text:p text:style-name="P1">guckt zu</text:p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pitch="variable" style:name="DejaVu Sans1" svg:font-family="'DejaVu Sans'"/>
    <style:font-face style:font-family-generic="roman" style:font-pitch="variable" style:name="Liberation Serif" svg:font-family="'Liberation Serif'"/>
    <style:font-face style:font-family-generic="roman" style:font-pitch="variable" style:name="Liberation Serif1" svg:font-family="'Liberation Serif', 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ans1" svg:font-family="'Liberation Sans', Arial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0" fo:widows="0" style:line-break="strict" style:punctuation-wrap="hanging" style:text-autospace="ideograph-alpha" style:writing-mode="lr-tb"/>
      <style:text-properties fo:country="DE" fo:font-family="'Liberation Serif', 'Times New Roman'" fo:font-size="12pt" fo:hyphenate="false" fo:hyphenation-push-char-count="2" fo:hyphenation-remain-char-count="2" fo:language="de" style:country-asian="CN" style:country-complex="IN" style:font-family-asian="'DejaVu Sans'" style:font-family-complex="'DejaVu Sans'" style:font-family-generic="roman" style:font-name="Liberation Serif1" style:font-name-asian="DejaVu Sans1" style:font-name-complex="DejaVu Sans1" style:font-pitch="variable" style:font-pitch-asian="variable" style:font-pitch-complex="variable" style:font-size-asian="12pt" style:font-size-complex="12pt" style:language-asian="zh" style:language-complex="hi" style:letter-kerning="true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/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family="paragraph" style:name="Überschrift" style:next-style-name="Text_20_body" style:parent-style-name="Standard">
      <style:paragraph-properties fo:keep-with-next="always" fo:margin-bottom="0.212cm" fo:margin-top="0.423cm" style:contextual-spacing="false"/>
      <style:text-properties fo:font-family="'Liberation Sans', Arial" fo:font-size="14pt" style:font-family-asian="'DejaVu Sans'" style:font-family-complex="'DejaVu Sans'" style:font-family-generic="swiss" style:font-name="Liberation Sans1" style:font-name-asian="DejaVu Sans1" style:font-name-complex="DejaVu Sans1" style:font-pitch="variable" style:font-pitch-asian="variable" style:font-pitch-complex="variable" style:font-size-asian="14pt" style:font-size-complex="14pt"/>
    </style:style>
    <style:style style:family="paragraph" style:name="Beschriftung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family="paragraph" style:name="Verzeichnis" style:parent-style-name="Standard">
      <style:paragraph-properties text:line-number="0" text:number-lines="false"/>
    </style:style>
    <style:style style:family="text" style: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635cm" style:layout-grid-base-width="0.423cm" style:layout-grid-color="#c0c0c0" style:layout-grid-display="false" style:layout-grid-lines="40" style:layout-grid-mode="none" style:layout-grid-print="false" style:layout-grid-ruby-below="false" style:layout-grid-ruby-height="0cm" style:layout-grid-snap-to="true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4-24T17:30:51.415053442</meta:creation-date>
    <dc:creator>Tim Schürmann</dc:creator>
    <dc:date>2014-05-13T17:15:59</dc:date>
    <meta:editing-cycles>3</meta:editing-cycles>
    <meta:editing-duration>P0DT0H0M0.143S</meta:editing-duration>
    <meta:document-statistic meta:character-count="4" meta:image-count="0" meta:non-whitespace-character-count="4" meta:object-count="0" meta:page-count="1" meta:paragraph-count="1" meta:table-count="0" meta:word-count="1"/>
    <meta:generator>StarOffice/8$Win32 OpenOffice.org_project/680m18$Build-9161</meta:generator>
  </office:meta>
</office:document-meta>
</file>